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da" fo:country="DK" officeooo:rsid="0010175d" officeooo:paragraph-rsid="0010175d"/>
    </style:style>
    <style:style style:name="P2" style:family="paragraph" style:parent-style-name="Standard">
      <style:text-properties fo:language="da" fo:country="DK" officeooo:rsid="0010e4eb" officeooo:paragraph-rsid="0010e4eb"/>
    </style:style>
    <style:style style:name="P3" style:family="paragraph" style:parent-style-name="Standard">
      <style:text-properties fo:language="da" fo:country="DK" officeooo:rsid="0012cec9" officeooo:paragraph-rsid="0012cec9"/>
    </style:style>
    <style:style style:name="P4" style:family="paragraph" style:parent-style-name="Standard">
      <style:text-properties fo:language="da" fo:country="DK" officeooo:rsid="0012cec9" officeooo:paragraph-rsid="0016c5f7"/>
    </style:style>
    <style:style style:name="P5" style:family="paragraph" style:parent-style-name="Standard">
      <style:text-properties fo:language="da" fo:country="DK" officeooo:rsid="00130481" officeooo:paragraph-rsid="00130481"/>
    </style:style>
    <style:style style:name="P6" style:family="paragraph" style:parent-style-name="Standard">
      <style:text-properties fo:language="da" fo:country="DK" officeooo:rsid="00130481" officeooo:paragraph-rsid="001a5f2f"/>
    </style:style>
    <style:style style:name="P7" style:family="paragraph" style:parent-style-name="Standard">
      <style:text-properties fo:language="da" fo:country="DK" officeooo:rsid="0014de9b" officeooo:paragraph-rsid="0014de9b"/>
    </style:style>
    <style:style style:name="P8" style:family="paragraph" style:parent-style-name="Standard">
      <style:text-properties fo:language="da" fo:country="DK" officeooo:rsid="0015108f" officeooo:paragraph-rsid="0016c5f7"/>
    </style:style>
    <style:style style:name="P9" style:family="paragraph" style:parent-style-name="Standard">
      <style:text-properties fo:language="da" fo:country="DK" officeooo:rsid="0016c5f7" officeooo:paragraph-rsid="0016c5f7"/>
    </style:style>
    <style:style style:name="P10" style:family="paragraph" style:parent-style-name="Standard">
      <style:text-properties fo:language="da" fo:country="DK" officeooo:rsid="0018bd62" officeooo:paragraph-rsid="0018bd62"/>
    </style:style>
    <style:style style:name="P11" style:family="paragraph" style:parent-style-name="Standard">
      <style:text-properties fo:language="da" fo:country="DK" officeooo:rsid="00192521" officeooo:paragraph-rsid="00192521"/>
    </style:style>
    <style:style style:name="P12" style:family="paragraph" style:parent-style-name="Standard">
      <style:text-properties fo:language="da" fo:country="DK" officeooo:rsid="00193f21" officeooo:paragraph-rsid="00193f21"/>
    </style:style>
    <style:style style:name="P13" style:family="paragraph" style:parent-style-name="Standard">
      <style:text-properties fo:language="da" fo:country="DK" officeooo:rsid="001a5f2f" officeooo:paragraph-rsid="001a5f2f"/>
    </style:style>
    <style:style style:name="P14" style:family="paragraph" style:parent-style-name="Standard">
      <style:text-properties fo:language="da" fo:country="DK" officeooo:rsid="001a5f2f" officeooo:paragraph-rsid="001d26cd"/>
    </style:style>
    <style:style style:name="P15" style:family="paragraph" style:parent-style-name="Standard">
      <style:text-properties fo:language="da" fo:country="DK" officeooo:rsid="001d26cd" officeooo:paragraph-rsid="001d26cd"/>
    </style:style>
    <style:style style:name="P16" style:family="paragraph" style:parent-style-name="Standard">
      <style:text-properties officeooo:paragraph-rsid="0012cec9"/>
    </style:style>
    <style:style style:name="P17" style:family="paragraph" style:parent-style-name="Standard">
      <style:text-properties officeooo:rsid="0017af8c" officeooo:paragraph-rsid="0017af8c"/>
    </style:style>
    <style:style style:name="P18" style:family="paragraph" style:parent-style-name="Standard">
      <style:text-properties officeooo:paragraph-rsid="0016c5f7"/>
    </style:style>
    <style:style style:name="P19" style:family="paragraph" style:parent-style-name="Standard">
      <style:text-properties officeooo:rsid="001954ad" officeooo:paragraph-rsid="001954ad"/>
    </style:style>
    <style:style style:name="P20" style:family="paragraph" style:parent-style-name="Standard">
      <style:text-properties officeooo:paragraph-rsid="001d26cd"/>
    </style:style>
    <style:style style:name="P21" style:family="paragraph" style:parent-style-name="Standard">
      <style:text-properties officeooo:rsid="0016c5f7" officeooo:paragraph-rsid="0016c5f7"/>
    </style:style>
    <style:style style:name="T1" style:family="text">
      <style:text-properties officeooo:rsid="0010e4eb"/>
    </style:style>
    <style:style style:name="T2" style:family="text">
      <style:text-properties officeooo:rsid="00130481"/>
    </style:style>
    <style:style style:name="T3" style:family="text">
      <style:text-properties fo:language="da" fo:country="DK" officeooo:rsid="0012cec9"/>
    </style:style>
    <style:style style:name="T4" style:family="text">
      <style:text-properties fo:language="da" fo:country="DK" officeooo:rsid="00130481"/>
    </style:style>
    <style:style style:name="T5" style:family="text">
      <style:text-properties officeooo:rsid="0014de9b"/>
    </style:style>
    <style:style style:name="T6" style:family="text">
      <style:text-properties officeooo:rsid="0016c5f7"/>
    </style:style>
    <style:style style:name="T7" style:family="text">
      <style:text-properties officeooo:rsid="001a5f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j! Jeg hedder Antonio Ortega, og jeg studerer mit første år på kandidaten i bioinformatik <text:span text:style-name="T1">ved </text:span>Københavns Universitet, Danmark. Jeg færdiggjorde min Bsc. <text:span text:style-name="T7">i</text:span> <text:span text:style-name="T1">b</text:span>iokemi <text:span text:style-name="T1">ved Sevilla Universitet, Spanien. På denne side vil jeg kede jer med årsagerne til, hvorfor jeg har valgt en karriere indenfor bioinformatik :).</text:span></text:p>
      <text:p text:style-name="P1"/>
      <text:p text:style-name="P16"><text:span text:style-name="T3">For det første kan jeg godt lide </text:span><text:span text:style-name="T4">at bruge internettet til at tilegne mig viden indenfor alverdens emner. Jeg følger flere Youtube kanaler så som </text:span>Vsauce, Veritasium, Langfocus, Art of the Problem <text:s/><text:span text:style-name="T2">og </text:span>iBiology… <text:span text:style-name="T2">Jeg elsker at studere naturvidenskab, fordi den mulliggører at beskrive den komplekse verden vi lever i. Jeg er glad for at tale sprog og programmere. Jeg valgte at studere biokemi, fordi jeg fandt en bachelor, der berører alle disse interesser.</text:span></text:p>
      <text:p text:style-name="P16"/>
      <text:p text:style-name="P21">I løbet af bacheloren blev jeg introduceret for bioinformatik, et studie med stort potentiale til at ændre vores samfund og hverdag. Bioinformatik er en kombination af biologi, matematik og datalogi og virkede derfor som et spændende fag, hvor jeg kunne lære meget. Så jeg endte her i den nordlige danske hovedstad, København, hvor jeg har muligheden for at følge denne interesse. Jeg synes, at man lærer sig selv bedre at kende ved at rejse. Derfor har det været både en stor faglig og personlig oplevelse at komme til et andet land for at studere.</text:p>
      <text:p text:style-name="P18"/>
      <text:p text:style-name="P19">I min fritid dyrker jeg styrketræning og nyder det sociale liv på og omkring universitet.</text:p>
      <text:p text:style-name="P18"/>
      <text:p text:style-name="P16"/>
      <text:p text:style-name="P17">at blive, to become</text:p>
      <text:p text:style-name="P17">jeg var, i was (but not anymoreish)</text:p>
      <text:p text:style-name="P20"/>
      <text:p text:style-name="P6">First of all i like to use the internet to gain knowledge on various topics</text:p>
      <text:p text:style-name="P13">selv om = even though</text:p>
      <text:p text:style-name="P13"/>
      <text:p text:style-name="P13">på og omkring X = X related</text:p>
      <text:p text:style-name="P14"/>
      <text:p text:style-name="P14"/>
      <text:p text:style-name="P11">last / latest → sidste / seneste</text:p>
      <text:p text:style-name="P8"><text:s/></text:p>
      <text:p text:style-name="P8"><text:tab/></text:p>
      <text:p text:style-name="P10"/>
      <text:p text:style-name="P10">hverdag = everyday life</text:p>
      <text:p text:style-name="P9">disse = those</text:p>
      <text:p text:style-name="P4">, <text:span text:style-name="T6">der = that</text:span></text:p>
      <text:p text:style-name="P10">fag = subject/ course / field</text:p>
      <text:p text:style-name="P15"/>
      <text:p text:style-name="P9">doctor = læge</text:p>
      <text:p text:style-name="P3">jeg kan godt lide </text:p>
      <text:p text:style-name="P5"><text:span text:style-name="T5">to </text:span>learn = <text:span text:style-name="T5">at <text:s/>l</text:span>ære</text:p>
      <text:p text:style-name="P15"/>
      <text:p text:style-name="P5">flere = multiple</text:p>
      <text:p text:style-name="P3">for det første = first of all</text:p>
      <text:p text:style-name="P2">dette for t words</text:p>
      <text:p text:style-name="P1">jeg gør = i do</text:p>
      <text:p text:style-name="P3">like = like / suffer</text:p>
      <text:p text:style-name="P1">specific fist = første </text:p>
      <text:p text:style-name="P5">viden = knowledge</text:p>
      <text:p text:style-name="P5">emne = topic</text:p>
      <text:p text:style-name="P1">gør</text:p>
      <text:p text:style-name="P5"><text:soft-page-break/>så som = such as</text:p>
      <text:p text:style-name="P1">gjorde </text:p>
      <text:p text:style-name="P5">videnskab = all kind of topics at a University (not only <text:span text:style-name="T5">natural science) </text:span></text:p>
      <text:p text:style-name="P7">mulliggører = to make sth possible / enable </text:p>
      <text:p text:style-name="P7">beskrive = describe </text:p>
      <text:p text:style-name="P12">try = forsøge</text:p>
      <text:p text:style-name="P7">at leve i = to live in</text:p>
      <text:p text:style-name="P7">at levere = To deliver</text:p>
      <text:p text:style-name="P2">man skal (must) /bør (should) ikke (not) ry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20:20:51.468006882</meta:creation-date>
    <dc:date>2016-12-11T16:22:30.153714946</dc:date>
    <meta:editing-duration>PT8H12M39S</meta:editing-duration>
    <meta:editing-cycles>8</meta:editing-cycles>
    <meta:generator>LibreOffice/5.1.4.2$Linux_X86_64 LibreOffice_project/10m0$Build-2</meta:generator>
    <meta:document-statistic meta:table-count="0" meta:image-count="0" meta:object-count="0" meta:page-count="2" meta:paragraph-count="37" meta:word-count="393" meta:character-count="2153" meta:non-whitespace-character-count="1785"/>
  </office:meta>
</office:document-meta>
</file>